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9435" officeooo:paragraph-rsid="00079435" style:font-weight-asian="bold" style:font-weight-complex="bold"/>
    </style:style>
    <style:style style:name="P2" style:family="paragraph" style:parent-style-name="Standard">
      <style:text-properties fo:font-weight="normal" officeooo:rsid="00079435" officeooo:paragraph-rsid="0007943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officeooo:rsid="00079435" officeooo:paragraph-rsid="000794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stan Kraus</text:p>
      <text:p text:style-name="P2">ECEN 671 Math of Signals and Systems</text:p>
      <text:p text:style-name="P2">11/3/16</text:p>
      <text:p text:style-name="P2"/>
      <text:p text:style-name="P1">Project Proposal</text:p>
      <text:p text:style-name="P1"/>
      <text:p text:style-name="P3"><text:tab/>My main goal for my project is to build my understanding of applications of the material we have learned in this class. At first, I thought about taking one thing and applying it to my robotics research, but the more I thought about it, the more I realized that I would best help my understanding by learning about the many application of the math we have learned to robotics and controls.</text:p>
      <text:p text:style-name="P3"><text:tab/>So, for my project, I plan to spend 20 hours researching and summarizing the applications of the math I have learned in this class to my research. As a part of this, I will read many conference and journal papers, and concisely summarize the most promising applications to my specific research. If I have time, and have gotten far enough in my research, I will attempt to implement one of these applications. If not, I will simply summarize what I have learned.</text:p>
      <text:p text:style-name="P3"><text:tab/>I believe this will give me greater insight and understanding into the material we have covered in this class. Additionally, I will be much more likely to come back to the material if I am familiar with how I will be using it in my future and current rese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3:20:53.021389058</meta:creation-date>
    <dc:date>2016-11-03T13:30:40.296823659</dc:date>
    <meta:editing-duration>PT1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14" meta:character-count="1184" meta:non-whitespace-character-count="974"/>
  </office:meta>
</office:document-meta>
</file>